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19</text:p>
      <text:p text:style-name="P1"/>
      <text:p text:style-name="P2">I Etap</text:p>
      <text:p text:style-name="P2"/>
      <text:p text:style-name="P3">kartki w jakich kolorach w piłce nożnej</text:p>
      <text:p text:style-name="P3">jak nazywa się święto państwowe 11 listopada</text:p>
      <text:p text:style-name="P3">czy przepisy ruchu drogowego dopuszczają zawracanie na autostradzie</text:p>
      <text:p text:style-name="P3">w czasie której WŚ walczyła we Francji armia Hallera zwana błękitną</text:p>
      <text:p text:style-name="P3">egzekutywa to władza wykonawcza czy ustawodawcza</text:p>
      <text:p text:style-name="P3">przedstawicielem którego okresu literackiego był angielski poeta George Byron</text:p>
      <text:p text:style-name="P3">z którego z krajów socjalistycznych pochodziło auto żartobliwie nazywane mydelniczką <text:span text:style-name="T1">NRD <text:s text:c="3"/>był to trabant</text:span></text:p>
      <text:p text:style-name="P3">który instrument ma więcej strun: harfa czy wiolonczela</text:p>
      <text:p text:style-name="P3">w bitwie pod Trafalgarem w 1805 walczyły ze sobą siły lądowe czy morskie</text:p>
      <text:p text:style-name="P3">cząsteczka kwasu zawsze zawiera atomy tego pierwiastka, jaki to pierwiastek</text:p>
      <text:p text:style-name="P3">porcja informacji komputerowej złożona z 8 bitów to</text:p>
      <text:p text:style-name="P3">w jakim stylu zostało zbudowane opactwo Westminster <text:s text:c="3"/>styl gotycki</text:p>
      <text:p text:style-name="P3">kto zagrał rolę A. Kmicica w filmie Potop J. Hoffmana <text:s text:c="4"/>D. Olbrychski</text:p>
      <text:p text:style-name="P3">czy Droga Mleczna widoczna jest z Ziemii <text:s/>gołym okiem <text:s/>TAK</text:p>
      <text:p text:style-name="P3">którą rzeką płynął statek pasażerski w Rejsie Piwowskiego <text:s text:c="3"/>Wisłą</text:p>
      <text:p text:style-name="P3">jaki deszcz pada z dużej chmury</text:p>
      <text:p text:style-name="P3">czy sześcian jest graniastosłupem <text:s text:c="2"/>TAK</text:p>
      <text:p text:style-name="P3">z ilu kolorów składa się flaga Wlk, Brytanii</text:p>
      <text:p text:style-name="P3">w którym narządzie wyst. tzw. ciało szkliste </text:p>
      <text:p text:style-name="P3">z którego kontynentu pochodzi język Suahili <text:s text:c="4"/>Afryka</text:p>
      <text:p text:style-name="P3"/>
      <text:p text:style-name="P2">II Etap</text:p>
      <text:p text:style-name="P2"/>
      <text:p text:style-name="P3">czy badminton jest dyscypliną olimpijską <text:s text:c="3"/>TAK</text:p>
      <text:p text:style-name="P3">podaj polską nazwę pierwiastka silicium <text:s text:c="3"/>krzem</text:p>
      <text:p text:style-name="P3">z którego języka pochodzi słowo kartofel <text:s text:c="3"/>niemiecki</text:p>
      <text:p text:style-name="P3">jak nazywa się zbiór tradycyjnych praw judaizmu który uzupełnia Stary Testament <text:s text:c="2"/>Talmud</text:p>
      <text:p text:style-name="P3">czy Bolesław Śmiały i Bolesław Szczodry byli braćmi <text:s text:c="3"/>NIE, to ta sama osoba</text:p>
      <text:p text:style-name="P3">dzieło duńskiego rzeźbiarza Bertela Torswaldena stoi przed warszawskim gmachem Polskiej Akademii Nauk, czyj to jest pomnik <text:s text:c="6"/>Mikołaja Kopernika</text:p>
      <text:p text:style-name="P3">jak nazywa się stosunek drogi do czasu w którym ta droga została przebyta </text:p>
      <text:p text:style-name="P3">w których polskich górach odpoczniemy w schronisku o nazwie Murowaniec <text:s text:c="2"/>Tatry</text:p>
      <text:p text:style-name="P3">kto jest obecnie prymasem Włoch <text:s text:c="5"/>Papiez Franciszek</text:p>
      <text:p text:style-name="P3">z którego państwa pochodzi organizator i dowódca Żuawów Śmierci, oddziału walczącego w powstaniu styczniowym <text:s text:c="3"/>z Francji</text:p>
      <text:p text:style-name="P3">ile stałych zębów ma zwykle człowiek</text:p>
      <text:p text:style-name="P3">jak nazywa się dział botaniki, nauka o drzewach i krzewach <text:s text:c="3"/>dendrologia</text:p>
      <text:p text:style-name="P3">czy w Bałtyku żyją morświny <text:s text:c="4"/>TAK</text:p>
      <text:p text:style-name="P3">zero stopni w skali Kelvina ile to w Celsjuszach</text:p>
      <text:p text:style-name="P3">który kolczasty chwast polny nosi nazwę łacińską carduus <text:s text:c="5"/>oset</text:p>
      <text:p text:style-name="P3">w którym wieku założono pierwsze kasyno w Monte Carlo <text:s text:c="4"/>w XIX w</text:p>
      <text:p text:style-name="P3">czy papaja owoc z Ameryki środkowej ma jedną pestkę czy kilka mniejszych <text:s text:c="3"/></text:p>
      <text:p text:style-name="P3"><text:soft-page-break/>które miasto od 311 r p.n.e. <text:s/>było stolicą Egiptu Ptolemeuszy <text:s text:c="5"/>Aleksandria</text:p>
      <text:p text:style-name="P3">na czyją cześć jeden z pierwiastków nosi nazwę Ferm <text:s text:c="4"/>Enrico Fermi</text:p>
      <text:p text:style-name="P3">które drzewa zagrażały planecie Małego Księcia <text:s text:c="3"/>baobaby</text:p>
      <text:p text:style-name="P3">w jakim stopniu służył Henryk Sucharski podczas obrony Westerplatte</text:p>
      <text:p text:style-name="P3">na którym oceanie leżą wyspy żółwie czyli Galapagos <text:s text:c="3"/>O. Spokojny</text:p>
      <text:p text:style-name="P3">jak nazywał się książę Siedmiogrodu który został królem Polski <text:s text:c="3"/>S. Batory</text:p>
      <text:p text:style-name="P3">jaki tytuł nosi powieść S. Żeromskiego w której zakończeniu autor opisuje manifestacje robotniczą idącą w stronę Belwederu <text:s text:c="5"/>Przedwiośnie</text:p>
      <text:p text:style-name="P3">z którego państwa pochodzi Julio Iglesias <text:s/></text:p>
      <text:p text:style-name="P3">kto napełniał w Tartarze dziurawą beczką wodą noszoną w sitach <text:s text:c="2"/>Danaidy, 50 córek Danaosa</text:p>
      <text:p text:style-name="P3">jak piszemy wyrażenie na opak</text:p>
      <text:p text:style-name="P3">Hej tam gdzieś z czarnej wody wsiada na koń ułan młody, czule żegna się z dziewczyną, jeszcze czulej z ..... <text:s text:c="4"/>Ukrainą</text:p>
      <text:p text:style-name="P3">który zmarły w tym roku aktor i dramaturg jest autorem sztuk Pułapka, Kartoteka, Do piachu <text:s text:c="5"/>T. Różewiczy</text:p>
      <text:p text:style-name="P3">z jakich dyscyplin składa się dwubój olimpijski <text:s text:c="5"/>rwanie i podrzut</text:p>
      <text:p text:style-name="P3">w których państwach jednym z oficjalnych języków jest język urtu <text:s text:c="4"/>Indie, Pakistan</text:p>
      <text:p text:style-name="P3">czy partia może odebrać mandat swojemu posłowi <text:s text:c="3"/>NIE</text:p>
      <text:p text:style-name="P3">która bogini litując się nad Pigmalionem zakochanym w wyrzeźbionym przez siebie posągu ożywiła go <text:s text:c="7"/>Afrodyta</text:p>
      <text:p text:style-name="P3">co ile lat odbywa się w Warszawie Konkurs Chopinowski</text:p>
      <text:p text:style-name="P3">jak nazywali się francuscy bracia Joseph i Jacques którzy w 1783 r zademonstrowali lot balonem <text:s text:c="5"/>Montgolfier</text:p>
      <text:p text:style-name="P3">czy kojot i kujot to dwie różne nazwy tego samego zwierzęcia <text:s text:c="4"/>TAK</text:p>
      <text:p text:style-name="P3">tombak jest stopem których metali <text:s text:c="4"/>miedzi i cynku, jest rodzajem mosiądzu</text:p>
      <text:p text:style-name="P3">autorem książki Ostatnia z rodu jest Paweł Jasienica, a kto jest główną bohaterką tej książki</text:p>
      <text:p text:style-name="P3">Anna Jagiellonka</text:p>
      <text:p text:style-name="P3">warszawski miejski ogród zoologiczny powstał przed czy po II WŚ</text:p>
      <text:p text:style-name="P3">jakim terminem wywodzącym się z języka niemieckiego określa się prowadzenie statku żaglowanie pod wiatr <text:s text:c="6"/>halsowanie</text:p>
      <text:p text:style-name="P3">gdyby nawet Boga nie było, należałoby go wymyślić, <text:s text:c="3"/>to słowa którego oświecenioweto filozofa <text:s text:c="6"/>Woltera</text:p>
      <text:p text:style-name="P3">kształt którego wielościanu mają egipskie piramidy <text:s text:c="4"/>ostrosłupa</text:p>
      <text:p text:style-name="P3"/>
      <text:p text:style-name="P2">III Etap</text:p>
      <text:p text:style-name="P2"/>
      <text:p text:style-name="P3">w granicach którego PN leży Szklarska Poręba <text:s text:c="4"/>Karkonoski PN</text:p>
      <text:p text:style-name="P3">jak nazywa się włoski uczony, filozof który w 1600 roku został spalony na stosie z polecenia Inkwizycji <text:s text:c="6"/>G. Bruno</text:p>
      <text:p text:style-name="P3">kto w 2014 r wygrał plebiscyt programu 3 polskiego radia o nagrodę Srebrne Usta <text:s text:c="4"/></text:p>
      <text:p text:style-name="P3">Marek Sawicki</text:p>
      <text:p text:style-name="P3">w którym roku Pablo Picasso namalował słynną Gernikę 1937</text:p>
      <text:p text:style-name="P3">jak nazywa się przerwa między aktami przedstawienia teatralnego <text:s text:c="4"/>antrakt</text:p>
      <text:p text:style-name="P3">w którym mieście znajduje się główna siedziba Europejskiego Banku odbudowy i rozwoju <text:s/>Londyn</text:p>
      <text:p text:style-name="P3">czy na altówce można grać smyczkiem <text:s text:c="3"/>TAK</text:p>
      <text:p text:style-name="P3">który ptak jeden nie czyni wiosny</text:p>
      <text:p text:style-name="P3"><text:soft-page-break/>w którym mieście możemy podziwiać Pietę Michała Anioła <text:s text:c="4"/>w Rzymie</text:p>
      <text:p text:style-name="P3">które państwa w latach 1939-1940 toczyły wojnę zimową <text:s text:c="2"/>Finlandia <text:s/>i Związek Sowiecki</text:p>
      <text:p text:style-name="P3">Budapeszt, Paryż, Monachium <text:s/>mieszkańcy którego z tych miast jako pierwsi jeździli metrem <text:s text:c="3"/>Budapeszt <text:s/>1896</text:p>
      <text:p text:style-name="P3">z którego państwa pochodzi aktor Max von Sydow <text:s text:c="3"/>Szwed</text:p>
      <text:p text:style-name="P3">wokalistą którego zespołu jest Grzegorz Markowski <text:s text:c="3"/>Perfect</text:p>
      <text:p text:style-name="P3">jak w szachach określa się ruch powodujący bezpośrednie zagrożenie króla <text:s text:c="5"/>szach</text:p>
      <text:p text:style-name="P3">ile garbów ma dromader <text:s text:c="6"/>jeden</text:p>
      <text:p text:style-name="P3">jak nazywamy wojnę zakończoną pokojem w Toruniu w 1466 r <text:s text:c="4"/>trzynastoletnia</text:p>
      <text:p text:style-name="P3">czy Borys Godunow bohater utworu A. Puszkina to postać historyczna czy fikcyjna</text:p>
      <text:p text:style-name="P3">jaka lokomotywa występuje w tytule widowiska muzycznego którego autorami byli Marek Grechuta i Jan Kanty Pawluśkiewicz <text:s text:c="5"/>Szalona lokomotywa</text:p>
      <text:p text:style-name="P3">jak nazywa się dolina rzeczna o wąskim dnie i stromych, często skalistych brzegach <text:s/>kanion</text:p>
      <text:p text:style-name="P3">jeden, dwa, trzy, która z tych liczb nie jest liczbą pierwszą <text:s text:c="5"/>jeden</text:p>
      <text:p text:style-name="P3">czy bataty i pataty to nazwa tej samej rośliny czyli słodkiego ziemniaka <text:s text:c="4"/>TAK</text:p>
      <text:p text:style-name="P3">w którym mieście powstał pierwszy polski aeroklub <text:s text:c="2"/>w Poznaniu w 1919 r</text:p>
      <text:p text:style-name="P3">kto pełni funkcję kanclerza Niemiec od 2005 <text:s text:c="2"/></text:p>
      <text:p text:style-name="P3">żniwiarki i grzybiarki to grupy pszczół, mrówek czy much</text:p>
      <text:p text:style-name="P3">na który palec przeznaczony jest otwór w palecie artysty malarza <text:s text:c="5"/>na kciuk</text:p>
      <text:p text:style-name="P3">czyje imię nosi narodowe centrum sztuki i kultury w Paryżu <text:s text:c="3"/>Georga Pomideou</text:p>
      <text:p text:style-name="P3">czy grecki matematyk Archimedes żył przed czy po Chrystusie</text:p>
      <text:p text:style-name="P3">które miasto jest stolicą województwa świętokrzyskiego</text:p>
      <text:p text:style-name="P3">jak brzmi nazwisko Nel <text:s text:c="7"/>Rowlison</text:p>
      <text:p text:style-name="P3">w której operze Mozarta występują książe Pamino, Sarastro <text:s text:c="4"/>zaczarowany flet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7T12:41:54.12</meta:creation-date>
    <meta:document-statistic meta:table-count="0" meta:image-count="0" meta:object-count="0" meta:page-count="3" meta:paragraph-count="98" meta:word-count="972" meta:character-count="6598"/>
    <dc:date>2014-08-27T16:29:24.65</dc:date>
    <meta:editing-duration>PT00H40M29S</meta:editing-duration>
    <meta:editing-cycles>1</meta:editing-cycles>
    <meta:generator>OpenOffice.ux.pl/3.1$Win32 OpenOffice.org_project/310m11$Build-39399</meta:generator>
  </office:meta>
</office:document-meta>
</file>